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PHI</text:p>
          </table:table-cell>
          <table:table-cell office:value-type="float" office:value="16000000">
            <text:p>160000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Baud</text:p>
          </table:table-cell>
          <table:table-cell office:value-type="string">
            <text:p>DIV 16</text:p>
          </table:table-cell>
          <table:table-cell/>
          <table:table-cell table:style-name="Default"/>
        </table:table-row>
        <table:table-row table:style-name="ro1">
          <table:table-cell office:value-type="float" office:value="50">
            <text:p>50</text:p>
          </table:table-cell>
          <table:table-cell table:formula="of:=(PHI/[.A4]/2/16)-2" office:value-type="float" office:value="9998">
            <text:p>9998</text:p>
          </table:table-cell>
          <table:table-cell table:formula="of:=ROUND([.B4])" office:value-type="float" office:value="9998">
            <text:p>9998</text:p>
          </table:table-cell>
          <table:table-cell table:formula="of:=([.B4]-[.C4])/[.B4]" office:value-type="percentage" office:value="0">
            <text:p>0.0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PHI/[.A5]/2/16)-2" office:value-type="float" office:value="6664.66666666667">
            <text:p>6664.6666666667</text:p>
          </table:table-cell>
          <table:table-cell table:formula="of:=ROUND([.B5])" office:value-type="float" office:value="6665">
            <text:p>6665</text:p>
          </table:table-cell>
          <table:table-cell table:formula="of:=([.B5]-[.C5])/[.B5]" office:value-type="percentage" office:value="-0.0000500150045013049">
            <text:p>-0.01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(PHI/[.A6]/2/16)-2" office:value-type="float" office:value="4543.45454545455">
            <text:p>4543.4545454546</text:p>
          </table:table-cell>
          <table:table-cell table:formula="of:=ROUND([.B6])" office:value-type="float" office:value="4543">
            <text:p>4543</text:p>
          </table:table-cell>
          <table:table-cell table:formula="of:=([.B6]-[.C6])/[.B6]" office:value-type="percentage" office:value="0.000100044019368431">
            <text:p>0.01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(PHI/[.A7]/2/16)-2" office:value-type="float" office:value="3331.33333333333">
            <text:p>3331.3333333333</text:p>
          </table:table-cell>
          <table:table-cell table:formula="of:=ROUND([.B7])" office:value-type="float" office:value="3331">
            <text:p>3331</text:p>
          </table:table-cell>
          <table:table-cell table:formula="of:=([.B7]-[.C7])/[.B7]" office:value-type="percentage" office:value="0.000100060036021658">
            <text:p>0.01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(PHI/[.A8]/2/16)-2" office:value-type="float" office:value="2498">
            <text:p>2498</text:p>
          </table:table-cell>
          <table:table-cell table:formula="of:=ROUND([.B8])" office:value-type="float" office:value="2498">
            <text:p>2498</text:p>
          </table:table-cell>
          <table:table-cell table:formula="of:=([.B8]-[.C8])/[.B8]" office:value-type="percentage" office:value="0">
            <text:p>0.00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(PHI/[.A9]/2/16)-2" office:value-type="float" office:value="1664.66666666667">
            <text:p>1664.6666666667</text:p>
          </table:table-cell>
          <table:table-cell table:formula="of:=ROUND([.B9])" office:value-type="float" office:value="1665">
            <text:p>1665</text:p>
          </table:table-cell>
          <table:table-cell table:formula="of:=([.B9]-[.C9])/[.B9]" office:value-type="percentage" office:value="-0.00020024028834597">
            <text:p>-0.02%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(PHI/[.A10]/2/16)-2" office:value-type="float" office:value="831.333333333333">
            <text:p>831.3333333333</text:p>
          </table:table-cell>
          <table:table-cell table:formula="of:=ROUND([.B10])" office:value-type="float" office:value="831">
            <text:p>831</text:p>
          </table:table-cell>
          <table:table-cell table:formula="of:=([.B10]-[.C10])/[.B10]" office:value-type="percentage" office:value="0.000400962309542949">
            <text:p>0.04%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formula="of:=(PHI/[.A11]/2/16)-2" office:value-type="float" office:value="414.666666666667">
            <text:p>414.6666666667</text:p>
          </table:table-cell>
          <table:table-cell table:formula="of:=ROUND([.B11])" office:value-type="float" office:value="415">
            <text:p>415</text:p>
          </table:table-cell>
          <table:table-cell table:formula="of:=([.B11]-[.C11])/[.B11]" office:value-type="percentage" office:value="-0.000803858520900276">
            <text:p>-0.08%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(PHI/[.A12]/2/16)-2" office:value-type="float" office:value="206.333333333333">
            <text:p>206.3333333333</text:p>
          </table:table-cell>
          <table:table-cell table:formula="of:=ROUND([.B12])" office:value-type="float" office:value="206">
            <text:p>206</text:p>
          </table:table-cell>
          <table:table-cell table:formula="of:=([.B12]-[.C12])/[.B12]" office:value-type="percentage" office:value="0.00161550888529892">
            <text:p>0.16%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(PHI/[.A13]/2/16)-2" office:value-type="float" office:value="102.166666666667">
            <text:p>102.1666666667</text:p>
          </table:table-cell>
          <table:table-cell table:formula="of:=ROUND([.B13])" office:value-type="float" office:value="102">
            <text:p>102</text:p>
          </table:table-cell>
          <table:table-cell table:formula="of:=([.B13]-[.C13])/[.B13]" office:value-type="percentage" office:value="0.00163132137031">
            <text:p>0.16%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(PHI/[.A14]/2/16)-2" office:value-type="float" office:value="50.0833333333333">
            <text:p>50.0833333333</text:p>
          </table:table-cell>
          <table:table-cell table:formula="of:=ROUND([.B14])" office:value-type="float" office:value="50">
            <text:p>50</text:p>
          </table:table-cell>
          <table:table-cell table:formula="of:=([.B14]-[.C14])/[.B14]" office:value-type="percentage" office:value="0.00166389351081536">
            <text:p>0.17%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f:=(PHI/[.A15]/2/16)-2" office:value-type="float" office:value="24.0416666666667">
            <text:p>24.0416666667</text:p>
          </table:table-cell>
          <table:table-cell table:formula="of:=ROUND([.B15])" office:value-type="float" office:value="24">
            <text:p>24</text:p>
          </table:table-cell>
          <table:table-cell table:formula="of:=([.B15]-[.C15])/[.B15]" office:value-type="percentage" office:value="0.00173310225303298">
            <text:p>0.17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(PHI/[.A16]/2/16)-2" office:value-type="float" office:value="11.0208333333333">
            <text:p>11.0208333333</text:p>
          </table:table-cell>
          <table:table-cell table:formula="of:=ROUND([.B16])" office:value-type="float" office:value="11">
            <text:p>11</text:p>
          </table:table-cell>
          <table:table-cell table:formula="of:=([.B16]-[.C16])/[.B16]" office:value-type="percentage" office:value="0.00189035916824202">
            <text:p>0.19%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(PHI/[.A17]/2/16)-2" office:value-type="float" office:value="6.68055555555556">
            <text:p>6.6805555556</text:p>
          </table:table-cell>
          <table:table-cell table:formula="of:=ROUND([.B17])" office:value-type="float" office:value="7">
            <text:p>7</text:p>
          </table:table-cell>
          <table:table-cell table:formula="of:=([.B17]-[.C17])/[.B17]" office:value-type="percentage" office:value="-0.0478170478170479">
            <text:p>-4.78%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f:=(PHI/[.A18]/2/16)-2" office:value-type="float" office:value="2.34027777777778">
            <text:p>2.3402777778</text:p>
          </table:table-cell>
          <table:table-cell table:formula="of:=ROUND([.B18])" office:value-type="float" office:value="2">
            <text:p>2</text:p>
          </table:table-cell>
          <table:table-cell table:formula="of:=([.B18]-[.C18])/[.B18]" office:value-type="percentage" office:value="0.14540059347181">
            <text:p>14.54%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PHI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4">04/02/2023</text:date>, <text:time>12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c Beesley</meta:initial-creator>
    <meta:creation-date>2023-02-04T12:27:07.72</meta:creation-date>
    <dc:date>2023-02-04T12:42:13.93</dc:date>
    <dc:creator>Dominic Beesley</dc:creator>
    <meta:editing-duration>PT15M6S</meta:editing-duration>
    <meta:editing-cycles>1</meta:editing-cycles>
    <meta:document-statistic meta:table-count="3" meta:cell-count="64" meta:object-count="0"/>
    <meta:generator>OpenOffice/4.1.13$Win32 OpenOffice.org_project/4113m1$Build-9810</meta:generator>
  </office:meta>
</office:document-meta>
</file>